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number-rows-repeated="1048432">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19:40:40.47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4T21:25:12.831000000</dc:date>
    <meta:editing-duration>PT23H6M21S</meta:editing-duration>
    <meta:editing-cycles>556</meta:editing-cycles>
    <meta:document-statistic meta:table-count="1" meta:cell-count="714" meta:object-count="0"/>
  </office:meta>
</office:document-meta>
</file>